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ccessControlModule.getAttributeValues( String name , Configuration modeConf , Map objectMod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ccessControlModule.service( ServiceManager _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ccessControlModule.getUser( Request request , String [ ] parameters , Identity identity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AccessControlModule.getItemManager( Request request , String name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4">
            <text:p text:style-name="Table_20_Contents">4</text:p>
          </table:table-cell>
          <table:table-cell office:value-type="float" office:value="42">
            <text:p text:style-name="Table_20_Contents">42</text:p>
          </table:table-cell>
        </table:table-row>
        <table:table-row>
          <table:table-cell office:value-type="string">
            <text:p text:style-name="Table_20_Contents">AccessControlModule.getAttribute( String attribute , Configuration modeConf , Map objectModel )</text:p>
          </table:table-cell>
          <table:table-cell office:value-type="float" office:value="24">
            <text:p text:style-name="Table_20_Contents">24</text:p>
          </table:table-cell>
          <table:table-cell office:value-type="float" office:value="15">
            <text:p text:style-name="Table_20_Contents">15</text:p>
          </table:table-cell>
          <table:table-cell office:value-type="float" office:value="86">
            <text:p text:style-name="Table_20_Contents">86</text:p>
          </table:table-cell>
        </table:table-row>
        <table:table-row>
          <table:table-cell office:value-type="string">
            <text:p text:style-name="Table_20_Contents">AccessControlModule.getAttributeNames( Configuration modeConf , Map objectMod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